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ff00"/>
    </style:style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5.629cm" svg:height="10.025cm" svg:x="0.788cm" svg:y="0cm" svg:viewBox="0 0 25630 10026" svg:d="M12816 0c-6207 0-11412 4272-12816 10026h1227c1376-5094 6043-8843 11589-8843 5545 0 10212 3749 11588 8843h1226c-1404-5754-6609-10026-12814-10026z">
          <text:p/>
        </draw:path>
        <draw:path draw:style-name="gr1" draw:text-style-name="P1" draw:layer="layout" svg:width="21.174cm" svg:height="7.915cm" svg:x="3.125cm" svg:y="2.11cm" svg:viewBox="0 0 21175 7916" svg:d="M10588 0c-5012 0-9243 3341-10588 7916h1041c1311-4019 5090-6923 9547-6923 4456 0 8235 2904 9547 6923h1040c-1345-4576-5576-7916-10587-7916z">
          <text:p/>
        </draw:path>
        <draw:path draw:style-name="gr1" draw:text-style-name="P1" draw:layer="layout" svg:width="16.619cm" svg:height="5.779cm" svg:x="5.325cm" svg:y="4.246cm" svg:viewBox="0 0 16620 5780" svg:d="M8311 0c-3804 0-7049 2403-8311 5780h860c1219-2924 4096-4978 7451-4978 3354 0 6230 2054 7450 4978h859c-1261-3377-4505-5780-8309-5780z">
          <text:p/>
        </draw:path>
        <draw:path draw:style-name="gr1" draw:text-style-name="P1" draw:layer="layout" svg:width="11.875cm" svg:height="3.67cm" svg:x="7.698cm" svg:y="6.355cm" svg:viewBox="0 0 11876 3671" svg:d="M5938 0c-2584 0-4825 1490-5938 3671h687c1057-1830 3013-3058 5251-3058s4193 1228 5250 3058h688c-1114-2181-3355-3671-5938-3671z">
          <text:p/>
        </draw:path>
        <draw:path draw:style-name="gr1" draw:text-style-name="P1" draw:layer="layout" svg:width="25.705cm" svg:height="10.185cm" svg:x="0.75cm" svg:y="16.096cm" svg:viewBox="0 0 25706 10186" svg:d="M0 0c1346 5835 6590 10186 12854 10186 6263 0 11506-4351 12852-10186h-1222c-1320 5175-6027 9003-11630 9003-5604 0-10311-3828-11632-9003z">
          <text:p/>
        </draw:path>
        <draw:path draw:style-name="gr1" draw:text-style-name="P1" draw:layer="layout" svg:width="21.265cm" svg:height="8.075cm" svg:x="3.079cm" svg:y="16.096cm" svg:viewBox="0 0 21266 8076" svg:d="M0 0c1293 4657 5564 8076 10634 8076 5069 0 9340-3419 10632-8076h-1035c-1262 4101-5082 7083-9597 7083-4516 0-8336-2982-9598-7083z">
          <text:p/>
        </draw:path>
        <draw:path draw:style-name="gr1" draw:text-style-name="P1" draw:layer="layout" svg:width="16.753cm" svg:height="5.965cm" svg:x="5.258cm" svg:y="16.096cm" svg:viewBox="0 0 16754 5966" svg:d="M0 0c1210 3474 4504 5966 8378 5966 3873 0 7166-2492 8376-5966h-852c-1173 3022-4099 5164-7524 5164s-6352-2142-7526-5164z">
          <text:p/>
        </draw:path>
        <draw:path draw:style-name="gr1" draw:text-style-name="P1" draw:layer="layout" svg:width="12.058cm" svg:height="3.855cm" svg:x="7.606cm" svg:y="16.096cm" svg:viewBox="0 0 12059 3856" svg:d="M0 0c1079 2281 3374 3856 6030 3856s4950-1575 6029-3856h-676c-1029 1932-3041 3244-5353 3244-2313 0-4325-1312-5354-3244z">
          <text:p/>
        </draw:path>
        <draw:path draw:style-name="gr1" draw:text-style-name="P1" draw:layer="layout" svg:width="4.385cm" svg:height="4.282cm" svg:x="0cm" svg:y="10.991cm" svg:viewBox="0 0 4386 4283" svg:d="M2193 0c-1417 0-2193 958-2193 2141s770 2142 2193 2142c1443 0 2193-959 2193-2142s-814-2141-2193-2141zM2193 848c823 0 1258 582 1258 1300 0 717-441 1299-1258 1299-836 0-1257-582-1257-1299 0-718 440-1300 1257-1300z">
          <text:p/>
        </draw:path>
        <draw:path draw:style-name="gr1" draw:text-style-name="P1" draw:layer="layout" svg:width="4.385cm" svg:height="4.282cm" svg:x="17.559cm" svg:y="10.991cm" svg:viewBox="0 0 4386 4283" svg:d="M2193 0c-1417 0-2193 958-2193 2141s770 2142 2193 2142c1443 0 2193-959 2193-2142s-815-2141-2193-2141zM2193 848c823 0 1258 582 1258 1300 0 717-441 1299-1258 1299-836 0-1257-582-1257-1299 0-718 440-1300 1257-1300z">
          <text:p/>
        </draw:path>
        <draw:polygon draw:style-name="gr1" draw:text-style-name="P1" draw:layer="layout" svg:width="4.057cm" svg:height="4.103cm" svg:x="4.631cm" svg:y="11.087cm" svg:viewBox="0 0 4058 4104" draw:points="0,0 1664,4104 2366,4104 4058,0 3029,0 2074,2701 1029,0">
          <text:p/>
        </draw:polygon>
        <draw:polygon draw:style-name="gr1" draw:text-style-name="P1" draw:layer="layout" svg:width="3.241cm" svg:height="4.1cm" svg:x="12.271cm" svg:y="11.09cm" svg:viewBox="0 0 3242 4101" draw:points="0,0 0,820 1081,820 1081,4101 2110,4101 2110,820 3242,820 3242,0">
          <text:p/>
        </draw:polygon>
        <draw:polygon draw:style-name="gr1" draw:text-style-name="P1" draw:layer="layout" svg:width="1.028cm" svg:height="4.102cm" svg:x="15.872cm" svg:y="11.087cm" svg:viewBox="0 0 1029 4103" draw:points="0,0 1029,0 1029,4103 0,4103">
          <text:p/>
        </draw:polygon>
        <draw:path draw:style-name="gr1" draw:text-style-name="P1" draw:layer="layout" svg:width="4.266cm" svg:height="4.103cm" svg:x="8.442cm" svg:y="11.087cm" svg:viewBox="0 0 4267 4104" svg:d="M1760 0l-1760 4104h985l333-862h1595l349 862h1005l-1779-4104zM2098 1222l494 1225h-967z">
          <text:p/>
        </draw:path>
        <draw:polygon draw:style-name="gr1" draw:text-style-name="P1" draw:layer="layout" svg:width="3.697cm" svg:height="4.104cm" svg:x="22.628cm" svg:y="11.086cm" svg:viewBox="0 0 3698 4105" draw:points="2724,0 2724,2507 1220,4 0,4 0,4105 910,4105 910,1266 2692,4105 3698,4105 3698,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83cm" fo:margin-bottom="1.083cm" fo:margin-left="1.083cm" fo:margin-right="1.083cm" fo:page-width="26.458cm" fo:page-height="26.2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10-22T17:15:54.176000000</dc:date>
    <meta:editing-duration>PT23M8S</meta:editing-duration>
    <meta:editing-cycles>1</meta:editing-cycles>
    <meta:document-statistic meta:object-count="15"/>
    <meta:generator>LibreOffice/6.4.4.2$Windows_X86_64 LibreOffice_project/3d775be2011f3886db32dfd395a6a6d1ca2630ff</meta:generator>
  </office:meta>
</office:document-meta>
</file>